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IDFont+F2" svg:font-family="CIDFont+F2" style:font-family-generic="roman" style:font-pitch="variable"/>
    <style:font-face style:name="CIDFont+F3" svg:font-family="CIDFont+F3" style:font-family-generic="roman" style:font-pitch="variable"/>
    <style:font-face style:name="CIDFont+F6" svg:font-family="CIDFont+F6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language="en" fo:country="US" officeooo:paragraph-rsid="0007ae0b" fo:background-color="#ffffff" loext:padding="0in" loext:border="non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55da0"/>
    </style:style>
    <style:style style:name="P4" style:family="paragraph" style:parent-style-name="Standard">
      <style:paragraph-properties fo:text-align="start" style:justify-single-word="false"/>
      <style:text-properties officeooo:paragraph-rsid="00057d4e"/>
    </style:style>
    <style:style style:name="P5" style:family="paragraph" style:parent-style-name="Standard">
      <style:paragraph-properties fo:text-align="start" style:justify-single-word="false"/>
      <style:text-properties officeooo:paragraph-rsid="0006163a"/>
    </style:style>
    <style:style style:name="P6" style:family="paragraph" style:parent-style-name="Standard">
      <style:paragraph-properties fo:text-align="start" style:justify-single-word="false"/>
      <style:text-properties officeooo:paragraph-rsid="0007ae0b"/>
    </style:style>
    <style:style style:name="T1" style:family="text">
      <style:text-properties style:font-name="CIDFont+F2" fo:font-size="11.5pt" style:font-size-asian="11.5pt"/>
    </style:style>
    <style:style style:name="T2" style:family="text">
      <style:text-properties style:font-name="CIDFont+F2" fo:font-size="11.5pt" officeooo:rsid="00055da0" style:font-size-asian="11.5pt"/>
    </style:style>
    <style:style style:name="T3" style:family="text">
      <style:text-properties style:font-name="CIDFont+F2" fo:font-size="11.5pt" officeooo:rsid="00057d4e" style:font-size-asian="11.5pt"/>
    </style:style>
    <style:style style:name="T4" style:family="text">
      <style:text-properties style:font-name="CIDFont+F2" fo:font-size="11.5pt" officeooo:rsid="0006163a" style:font-size-asian="11.5pt"/>
    </style:style>
    <style:style style:name="T5" style:family="text">
      <style:text-properties style:font-name="CIDFont+F2" fo:font-size="11.5pt" officeooo:rsid="0006320c" style:font-size-asian="11.5pt"/>
    </style:style>
    <style:style style:name="T6" style:family="text">
      <style:text-properties style:font-name="CIDFont+F2" fo:font-size="11.5pt" officeooo:rsid="0007ae0b" style:font-size-asian="11.5pt"/>
    </style:style>
    <style:style style:name="T7" style:family="text">
      <style:text-properties style:font-name="CIDFont+F2" fo:font-size="11.5pt" fo:language="en" fo:country="US" fo:background-color="#ffffff" loext:char-shading-value="0" style:font-size-asian="11.5pt" loext:padding="0in" loext:border="none"/>
    </style:style>
    <style:style style:name="T8" style:family="text">
      <style:text-properties style:font-name="CIDFont+F2" fo:font-size="11.5pt" fo:language="en" fo:country="US" officeooo:rsid="0007eb32" fo:background-color="#ffffff" loext:char-shading-value="0" style:font-size-asian="11.5pt" loext:padding="0in" loext:border="none"/>
    </style:style>
    <style:style style:name="T9" style:family="text">
      <style:text-properties style:font-name="CIDFont+F2" fo:font-size="11.5pt" fo:language="en" fo:country="US" officeooo:rsid="0006163a" fo:background-color="#ffffff" loext:char-shading-value="0" style:font-size-asian="11.5pt" loext:padding="0in" loext:border="none"/>
    </style:style>
    <style:style style:name="T10" style:family="text">
      <style:text-properties style:font-name="CIDFont+F2" fo:font-size="11.5pt" fo:language="en" fo:country="US" officeooo:rsid="0007ae0b" fo:background-color="#ffffff" loext:char-shading-value="0" style:font-size-asian="11.5pt" loext:padding="0in" loext:border="none"/>
    </style:style>
    <style:style style:name="T11" style:family="text">
      <style:text-properties style:font-name="CIDFont+F3" fo:font-size="8.5pt" style:font-size-asian="8.5pt"/>
    </style:style>
    <style:style style:name="T12" style:family="text">
      <style:text-properties style:font-name="CIDFont+F6" fo:font-size="11.5pt" style:font-size-asian="11.5pt"/>
    </style:style>
    <style:style style:name="T13" style:family="text">
      <style:text-properties officeooo:rsid="0007ae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3. FARMACIE SPITAL</text:span></text:p>
      <text:p text:style-name="P3"><text:span text:style-name="T1">Un spital are o farmacie proprie si mai multe sectii. </text:span></text:p>
      <text:p text:style-name="P3"><text:span text:style-name="T1">Necesarul de medicamente pe sectii este deservit de catre farmacia spitalului. </text:span></text:p>
      <text:p text:style-name="P3"><text:span text:style-name="T1">Spitalul pune la dispozitia acestora o aplicatie pentru gestiunea comenzilor de medicamente ale sectiilor si onorarea acestor comenzi din partea farmaciei. </text:span></text:p>
      <text:p text:style-name="P3"><text:span text:style-name="T1"/></text:p>
      <text:p text:style-name="P3"><text:span text:style-name="T1">Aplicatia este compusa din:</text:span></text:p>
      <text:p text:style-name="P3"><text:span text:style-name="T11">• </text:span><text:span text:style-name="T12">mai multe terminale localizate in fiecare sectie: </text:span></text:p>
      <text:p text:style-name="P4"><text:span text:style-name="T1">Personalul medical de pe sectii foloseste aceste terminale pentru a inregistra comenzile de medicamente.</text:span></text:p>
      <text:p text:style-name="P4"><text:span text:style-name="T1"/></text:p>
      <text:p text:style-name="P5"><text:span text:style-name="T2">Doar medicii pot accesa terminalul, dupa logare cu user si parola. </text:span><text:span text:style-name="T1"><text:s/></text:span></text:p>
      <text:p text:style-name="P5"><text:span text:style-name="T2">Dupa logare, se afiseaza o lista cu toate comenzile cu statusul </text:span><text:span text:style-name="T6">TRIMISA</text:span><text:span text:style-name="T2">/ </text:span><text:span text:style-name="T6">PROCESARE</text:span><text:span text:style-name="T2">/ </text:span><text:span text:style-name="T6">ONORATA</text:span><text:span text:style-name="T3">/</text:span><text:span text:style-name="T2"> </text:span><text:span text:style-name="T6">RESPINSA</text:span><text:span text:style-name="T2">. Pentru toate aceste comenzi, se pot vizualiza </text:span><text:span text:style-name="T3">si </text:span><text:span text:style-name="T2">detalii</text:span><text:span text:style-name="T3">le lor</text:span><text:span text:style-name="T2">. </text:span></text:p>
      <text:p text:style-name="P6"><text:span text:style-name="T2">Comenzile </text:span><text:span text:style-name="T6">TRIMISA</text:span><text:span text:style-name="T2">/ </text:span><text:span text:style-name="T6">RESPINSA</text:span><text:span text:style-name="T2"> pot fi anulate de medicii care le-au adaugat, </text:span><text:span text:style-name="T3">iar prin anulare, dispar din lista terminalului de pe sectie, dar si din lista de pe terminalul farmaciei</text:span><text:span text:style-name="T2">. </text:span><text:span text:style-name="T5">De asemenea, ele pot fi actualizate tot de medicii care le-au creat si dupa actualizare vor primi statusul </text:span><text:span text:style-name="T6">TRIMISA</text:span><text:span text:style-name="T5">.</text:span></text:p>
      <text:p text:style-name="P6"><text:span text:style-name="T2">Comenzile </text:span><text:span text:style-name="T6">ONORATA</text:span><text:span text:style-name="T3"> pot fi marcate ca </text:span><text:span text:style-name="T6">LIVRATA</text:span><text:span text:style-name="T3">, dupa primirea lor pe sectie, iar dupa marcare, dispar din lista terminalului de pe sectie.</text:span></text:p>
      <text:p text:style-name="P4"><text:span text:style-name="T3"/></text:p>
      <text:p text:style-name="P6"><text:span text:style-name="T3">Medicii de pe sectie pot adauga o comanda noua prin selectarea unui buton din fereastra principala de vizualizare a comenzilor. Se deschide o fereastra in care se </text:span><text:span text:style-name="T4">afiseaza o lista cu numele medicamentelor, </text:span><text:span text:style-name="T5">si cantitatile disponibile,</text:span><text:span text:style-name="T4"> care se poate filtra </text:span><text:span text:style-name="T5">dupa numele medicamentului</text:span><text:span text:style-name="T4">. Se selecteaza medicamentele dorite, pe rand si se introduce pentru fiecare cantitatea, iar la final se introduc </text:span><text:span text:style-name="T3">nume pacient, CNP, diagnostic, mod de administrare, </text:span><text:span text:style-name="T4">detalii</text:span><text:span text:style-name="T3"> </text:span><text:span text:style-name="T4">si se poate trimite comanda. Dupa trimitere, se creeaza o noua comanda, care primeste statusul </text:span><text:span text:style-name="T6">TRIMISA</text:span><text:span text:style-name="T4"> si va aparea si in fereastra terminalului din farmacie. </text:span></text:p>
      <text:p text:style-name="P3"><text:span text:style-name="T1"/></text:p>
      <text:p text:style-name="P3"><text:span text:style-name="T11">• </text:span><text:span text:style-name="T12">un terminal pentru farmacie: </text:span></text:p>
      <text:p text:style-name="P3"><text:span text:style-name="T12"/></text:p>
      <text:p text:style-name="P6"><text:span text:style-name="T7">Farmacistii </text:span><text:span text:style-name="T8">se log</text:span><text:span text:style-name="T9">heaza</text:span><text:span text:style-name="T8"> si </text:span><text:span text:style-name="T7">observa lista comenzilor facute de pe sectii </text:span><text:span text:style-name="T10">(status TRIMISA)</text:span><text:span text:style-name="T7">, prioritizata după momentul sosirii acestora.  </text:span></text:p>
      <text:p text:style-name="P6"><text:span text:style-name="T7">Pentru onorarea unei comenzi, farmacistul o selecteaza din lista si o marcheaza ca </text:span><text:span text:style-name="T10">PROCESARE</text:span><text:span text:style-name="T7"> (pregateste medicamentele si le trimite pe sectii) dupa care declanseaza un buton "comanda onorata", comanda fiind marcata ca </text:span><text:span text:style-name="T10">ONORATA</text:span><text:span text:style-name="T7">.</text:span><text:span text:style-name="T1"> În urma acestei acțiuni, comanda este eliminata din lista afisata de farmacie si apare ca si </text:span><text:span text:style-name="T10">ONORATA</text:span><text:span text:style-name="T1"> in fereastra sectiei care a inițiat-o.</text:span></text:p>
      <text:p text:style-name="P5"><text:span text:style-name="T1"/></text:p>
      <text:p text:style-name="P1"><text:span text:style-name="T1">Daca farmacistul nu poate onora acea comanda, o marcheaza ca </text:span><text:span text:style-name="T6">RESPINSA</text:span><text:span text:style-name="T1"> si completeaza motivul respingerii. Comenzile respinse apar evidentiate pe terminalul de pe sectie si trebuie rezolvate de medicul care le-a introdus in terminal. 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IDFont+F2" svg:font-family="CIDFont+F2" style:font-family-generic="roman" style:font-pitch="variable"/>
    <style:font-face style:name="CIDFont+F3" svg:font-family="CIDFont+F3" style:font-family-generic="roman" style:font-pitch="variable"/>
    <style:font-face style:name="CIDFont+F6" svg:font-family="CIDFont+F6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3-17T21:59:36.357000000</dc:date>
    <meta:editing-duration>PT18M30S</meta:editing-duration>
    <meta:editing-cycles>3</meta:editing-cycles>
    <meta:document-statistic meta:table-count="0" meta:image-count="0" meta:object-count="0" meta:page-count="1" meta:paragraph-count="16" meta:word-count="383" meta:character-count="2537" meta:non-whitespace-character-count="2158"/>
  </office:meta>
</office:document-meta>
</file>